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5fb9" officeooo:paragraph-rsid="00135fb9"/>
    </style:style>
    <style:style style:name="P2" style:family="paragraph" style:parent-style-name="Standard">
      <style:text-properties fo:language="en" fo:country="US" officeooo:rsid="00135fb9" officeooo:paragraph-rsid="00135fb9"/>
    </style:style>
    <style:style style:name="P3" style:family="paragraph" style:parent-style-name="Standard">
      <style:text-properties fo:language="en" fo:country="US" officeooo:rsid="0014af48" officeooo:paragraph-rsid="0014af48"/>
    </style:style>
    <style:style style:name="P4" style:family="paragraph" style:parent-style-name="Standard">
      <style:text-properties fo:language="en" fo:country="US" officeooo:rsid="0014af48" officeooo:paragraph-rsid="001627ec"/>
    </style:style>
    <style:style style:name="P5" style:family="paragraph" style:parent-style-name="Standard">
      <style:text-properties fo:language="en" fo:country="US" officeooo:rsid="0015666e" officeooo:paragraph-rsid="0015666e"/>
    </style:style>
    <style:style style:name="P6" style:family="paragraph" style:parent-style-name="Standard">
      <style:text-properties fo:language="en" fo:country="US" officeooo:rsid="001627ec" officeooo:paragraph-rsid="001627ec"/>
    </style:style>
    <style:style style:name="P7" style:family="paragraph" style:parent-style-name="Standard">
      <style:text-properties officeooo:rsid="0014af48" officeooo:paragraph-rsid="0014af48"/>
    </style:style>
    <style:style style:name="P8" style:family="paragraph" style:parent-style-name="Standard">
      <style:text-properties fo:font-size="14pt" officeooo:rsid="00120d84" officeooo:paragraph-rsid="00120d84" style:font-size-asian="14pt" style:font-size-complex="14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4af48"/>
    </style:style>
    <style:style style:name="T3" style:family="text">
      <style:text-properties officeooo:rsid="0015666e"/>
    </style:style>
    <style:style style:name="T4" style:family="text">
      <style:text-properties officeooo:rsid="001627e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USER CASE</text:p>
      <text:p text:style-name="P7"><text:s/></text:p>
      <text:p text:style-name="P7"/>
      <text:p text:style-name="P2">The user must register in the system with following credentials: user_name, password, nickname and email. This data will be recorded in the system. After the registration, the potential user must validate his/her <text:s/>account from the link sent to the given e-mail.</text:p>
      <text:p text:style-name="P1"><text:span text:style-name="T1">The registered user is able to login to the system with his/her user name and password. </text:span></text:p>
      <text:p text:style-name="P1"><text:span text:style-name="T1">If the user forget </text:span><text:span text:style-name="T2">the password, then the user can require a new password by specifying his/her user name or email. A mail with the new password will be sent to the user e-mail.</text:span></text:p>
      <text:p text:style-name="P7"><text:span text:style-name="T1">After the user has successfully entered the system, the user can modify the nickname, password, email. </text:span></text:p>
      <text:p text:style-name="P3"/>
      <text:p text:style-name="P3"/>
      <text:p text:style-name="P4">The user can <text:span text:style-name="T4">search or</text:span> create a new recipe <text:span text:style-name="T3">by inserting all the ingredients and the description to create the dish and can also modify or delete his/her own recipes.</text:span></text:p>
      <text:p text:style-name="P4"><text:span text:style-name="T3"><text:s/>Moreover, the user can comment and rate ( 1-5 ) all the recipes available in the system. </text:span></text:p>
      <text:p text:style-name="P5">Besides the user can create an inventory of ingredients that the user owns. <text:s/>In addition <text:s/>can insert or delete a ingredient from it. <text:s/>The user can additionally confront his/her inventory with the list of ingredients present in a recipe in order to know which ingredients are missing to <text:span text:style-name="T4">realize it or can search for all the recipes which contains only the elements available in the user's inventory.</text:span></text:p>
      <text:p text:style-name="P6">The user can comment a recipe and eventually answer to a comment of another user.</text:p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isabetta </meta:initial-creator>
    <meta:creation-date>2014-11-17T17:04:05.239352618</meta:creation-date>
    <dc:date>2014-11-17T18:22:27.692533842</dc:date>
    <dc:creator>Elisabetta </dc:creator>
    <meta:editing-duration>PT10S</meta:editing-duration>
    <meta:editing-cycles>1</meta:editing-cycles>
    <meta:document-statistic meta:table-count="0" meta:image-count="0" meta:object-count="0" meta:page-count="1" meta:paragraph-count="10" meta:word-count="238" meta:character-count="1373" meta:non-whitespace-character-count="1135"/>
    <meta:generator>LibreOffice/4.2.6.3$Linux_X86_64 LibreOffice_project/420m0$Build-3</meta:generator>
  </office:meta>
</office:document-meta>
</file>